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e8026" officeooo:paragraph-rsid="000e802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8026" officeooo:paragraph-rsid="000e802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0e8026" officeooo:paragraph-rsid="000e8026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 officeooo:rsid="000e8026" officeooo:paragraph-rsid="000e8026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тсуп к серверу по SSH (авторизация по ключу)</text:p>
      <text:p text:style-name="P1"/>
      <text:p text:style-name="P1"/>
      <text:p text:style-name="P2">1) Генерируем ключ на машине с которой будет выполняться подключение</text:p>
      <text:p text:style-name="P2"><text:s/></text:p>
      <text:p text:style-name="P4">ssh-keygen</text:p>
      <text:p text:style-name="P2"/>
      <text:p text:style-name="P2">Ключи сохраняются в домашней дериктории <text:s/>/<text:span text:style-name="T1">.ssh</text:span></text:p>
      <text:p text:style-name="P2"><text:span text:style-name="T1"/></text:p>
      <text:p text:style-name="P3">2) Копируем ключ на сервер (к которому выполняется подключение):</text:p>
      <text:p text:style-name="P3"/>
      <text:p text:style-name="P4">ssh-copy-id имя_юзера@ip_address_server</text:p>
      <text:p text:style-name="P4"/>
      <text:p text:style-name="P3">3) Отключаем на сервере авторизацию по паролю и авторизацию от root:</text:p>
      <text:p text:style-name="P3"/>
      <text:p text:style-name="P4">sudo nano etc/ssh/sshd_config</text:p>
      <text:p text:style-name="P4"/>
      <text:p text:style-name="P4">параметры:</text:p>
      <text:p text:style-name="P4"/>
      <text:p text:style-name="P4">- PasswordAuthentification</text:p>
      <text:p text:style-name="P4">- PermitRootLogin</text:p>
      <text:p text:style-name="P4"/>
      <text:p text:style-name="P4">утсанавливаем значение «no»</text:p>
      <text:p text:style-name="P4"/>
      <text:p text:style-name="P3">4) Перезапускаем ssh:</text:p>
      <text:p text:style-name="P3"/>
      <text:p text:style-name="P4">sudo service ssh restar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0T15:43:36.476319510</meta:creation-date>
    <meta:generator>LibreOffice/6.3.5.2$Linux_X86_64 LibreOffice_project/30$Build-2</meta:generator>
    <dc:date>2020-08-20T15:52:11.793996039</dc:date>
    <meta:editing-duration>PT8M40S</meta:editing-duration>
    <meta:editing-cycles>1</meta:editing-cycles>
    <meta:document-statistic meta:table-count="0" meta:image-count="0" meta:object-count="0" meta:page-count="1" meta:paragraph-count="15" meta:word-count="65" meta:character-count="496" meta:non-whitespace-character-count="443"/>
  </office:meta>
</office:document-meta>
</file>